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53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2173in" fo:break-before="auto" style:use-optimal-row-height="true"/>
    </style:style>
    <style:style style:name="ro2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10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#00FFFF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#00FFFF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/>
    <style:style style:name="ce7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78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5"/>
        <table:table-column table:style-name="co14" table:default-cell-style-name="ce75"/>
        <table:table-column table:style-name="co15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default-cell-style-name="ce75"/>
        <table:table-column table:style-name="co1" table:default-cell-style-name="ce75"/>
        <table:table-column table:style-name="co1" table:default-cell-style-name="ce75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2">
          <table:table-cell table:number-columns-repeated="3"/>
          <table:table-cell table:style-name="ce77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78" office:value-type="string">
            <text:p>Last Modified Date</text:p>
          </table:table-cell>
          <table:table-cell table:style-name="ce81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3">
          <table:table-cell table:number-columns-repeated="2"/>
          <table:table-cell table:style-name="ce76"/>
          <table:table-cell table:style-name="ce79" office:value-type="string">
            <text:p>Test Type</text:p>
          </table:table-cell>
          <table:table-cell table:style-name="ce82" office:value-type="string">
            <text:p>Total No. of Test Case</text:p>
          </table:table-cell>
          <table:table-cell table:style-name="ce82" office:value-type="string">
            <text:p>No. of Test Cases Automated completely</text:p>
          </table:table-cell>
          <table:table-cell table:style-name="ce79" office:value-type="string">
            <text:p>Automated</text:p>
          </table:table-cell>
          <table:table-cell table:style-name="ce79" office:value-type="string">
            <text:p>Passed</text:p>
          </table:table-cell>
          <table:table-cell table:style-name="ce79" office:value-type="string">
            <text:p>Failed</text:p>
          </table:table-cell>
          <table:table-cell table:style-name="ce79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Tree Navigation Views</text:p>
          </table:table-cell>
          <table:table-cell table:style-name="ce83" office:value-type="float" office:value="48">
            <text:p>48</text:p>
          </table:table-cell>
          <table:table-cell table:style-name="ce83" table:formula="of:=COUNTIF([Tree_Navigation_Views_V2.I2:.I61];&quot;YES&quot;)" office:value-type="float" office:value="32">
            <text:p>32</text:p>
          </table:table-cell>
          <table:table-cell table:style-name="ce83" office:value-type="float" office:value="197">
            <text:p>197.00</text:p>
          </table:table-cell>
          <table:table-cell table:style-name="ce83" office:value-type="float" office:value="136">
            <text:p>136.00</text:p>
          </table:table-cell>
          <table:table-cell table:style-name="ce83" office:value-type="float" office:value="61">
            <text:p>61.00</text:p>
          </table:table-cell>
          <table:table-cell table:style-name="ce83" table:number-columns-repeated="1"/>
        </table:table-row>
        <table:table-row table:style-name="ro24">
          <table:table-cell table:number-columns-repeated="2"/>
          <table:table-cell table:style-name="ce76"/>
          <table:table-cell table:style-name="ce80" office:value-type="string">
            <text:p>Plan</text:p>
          </table:table-cell>
          <table:table-cell table:style-name="ce84" office:value-type="float" office:value="1">
            <text:p>1</text:p>
          </table:table-cell>
          <table:table-cell table:style-name="ce83" table:number-columns-repeated="1"/>
          <table:table-cell table:style-name="ce83" office:value-type="float" office:value="26">
            <text:p>26.00</text:p>
          </table:table-cell>
          <table:table-cell table:style-name="ce83" office:value-type="float" office:value="11">
            <text:p>11.00</text:p>
          </table:table-cell>
          <table:table-cell table:style-name="ce83" office:value-type="float" office:value="15">
            <text:p>15.00</text:p>
          </table:table-cell>
          <table:table-cell table:style-name="ce83" table:number-columns-repeated="1"/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Command_Execution_Undo_and_Redo</text:p>
          </table:table-cell>
          <table:table-cell table:style-name="ce83" table:number-columns-repeated="2"/>
          <table:table-cell table:style-name="ce83" office:value-type="float" office:value="54">
            <text:p>54.00</text:p>
          </table:table-cell>
          <table:table-cell table:style-name="ce83" office:value-type="float" office:value="34">
            <text:p>34.00</text:p>
          </table:table-cell>
          <table:table-cell table:style-name="ce83" office:value-type="float" office:value="20">
            <text:p>20.00</text:p>
          </table:table-cell>
          <table:table-cell table:style-name="ce83" table:number-columns-repeated="1"/>
        </table:table-row>
        <table:table-row table:style-name="ro25">
          <table:table-cell table:number-columns-repeated="2"/>
          <table:table-cell table:style-name="ce76"/>
          <table:table-cell table:style-name="ce79" office:value-type="string">
            <text:p>Total</text:p>
          </table:table-cell>
          <table:table-cell table:style-name="ce85" table:formula="of:=SUM([.E8:.E10])" office:value-type="float" office:value="49">
            <text:p>49</text:p>
          </table:table-cell>
          <table:table-cell table:style-name="ce85" table:formula="of:=SUM([.F8:.F10])" office:value-type="float" office:value="32">
            <text:p>32</text:p>
          </table:table-cell>
          <table:table-cell table:style-name="ce86" table:formula="of:=SUM([.G8:.G10])" office:value-type="float" office:value="0">
            <text:p>0</text:p>
          </table:table-cell>
          <table:table-cell table:style-name="ce86" table:formula="of:=SUM([.H8:.H10])" office:value-type="float" office:value="0">
            <text:p>0</text:p>
          </table:table-cell>
          <table:table-cell table:style-name="ce86" table:formula="of:=SUM([.I8:.I10])" office:value-type="float" office:value="0">
            <text:p>0</text:p>
          </table:table-cell>
          <table:table-cell table:style-name="ce8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0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2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3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5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7">
            <text:p>FAIL</text:p>
          </table:table-cell>
          <table:table-cell table:style-name="ce8">
            <text:p/>
          </table:table-cell>
          <table:table-cell table:style-name="ce9">
            <text:p>Verification Failed Expected 'Action'  Actual org.openqa.selenium.firefox.FirefoxWebElement@a8d92e86</text:p>
          </table:table-cell>
          <table:table-cell table:number-columns-repeated="1012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0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1">
            <text:p>FAIL</text:p>
          </table:table-cell>
          <table:table-cell table:style-name="ce12">
            <text:p/>
          </table:table-cell>
          <table:table-cell table:style-name="ce13">
            <text:p>Verification Failed Expected 'Show'  Actual org.openqa.selenium.firefox.FirefoxWebElement@ea4d8119</text:p>
          </table:table-cell>
          <table:table-cell table:number-columns-repeated="1012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4">
            <text:p>PASS</text:p>
          </table:table-cell>
          <table:table-cell table:number-columns-repeated="1014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5">
            <text:p>PASS</text:p>
          </table:table-cell>
          <table:table-cell table:number-columns-repeated="1014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7">
            <text:p>FAIL</text:p>
          </table:table-cell>
          <table:table-cell table:style-name="ce18">
            <text:p>Unable to locate element: {"method":"xpath"|"selector":"/html/body/form/div[8]/div/div[2]/div/h1"} System info: os.name: 'Windows Server 2008 R2'| os.arch: 'x86'| os.version: '6.1'| java.version: '1.6.0_23' Driver info: driver.version: RemoteWebDriver</text:p>
          </table:table-cell>
          <table:table-cell table:style-name="ce19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20">
            <text:p>FAIL</text:p>
          </table:table-cell>
          <table:table-cell table:style-name="ce21">
            <text:p>Unable to dismiss alert. Is an alert present? System info: os.name: 'Windows Server 2008 R2'| os.arch: 'x86'| os.version: '6.1'| java.version: '1.6.0_23' Driver info: driver.version: RemoteWebDriver</text:p>
          </table:table-cell>
          <table:table-cell table:style-name="ce22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0">
            <text:p>FAIL</text:p>
          </table:table-cell>
          <table:table-cell table:style-name="ce31">
            <text:p>Element is not currently visible and so may not be interacted with System info: os.name: 'Windows Server 2008 R2'| os.arch: 'x86'| os.version: '6.1'| java.version: '1.6.0_23' Driver info: driver.version: RemoteWebDriver</text:p>
          </table:table-cell>
          <table:table-cell table:style-name="ce32">
            <text:p/>
          </table:table-cell>
          <table:table-cell table:number-columns-repeated="1012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3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4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35">
            <text:p>FAIL</text:p>
          </table:table-cell>
          <table:table-cell table:style-name="ce36">
            <text:p/>
          </table:table-cell>
          <table:table-cell table:style-name="ce37">
            <text:p/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38">
            <text:p>FAIL</text:p>
          </table:table-cell>
          <table:table-cell table:style-name="ce39">
            <text:p/>
          </table:table-cell>
          <table:table-cell table:style-name="ce87">
            <text:p/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88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89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90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91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92">
            <text:p>FAIL</text:p>
          </table:table-cell>
          <table:table-cell table:style-name="ce93">
            <text:p>Unable to locate element: {"method":"xpath"|"selector":"/html/body/form/div[4]/div/div[2]/div[2]/div/div[2]/div/div/h3"} System info: os.name: 'Windows Server 2008 R2'| os.arch: 'x86'| os.version: '6.1'| java.version: '1.6.0_23' Driver info: driver.version: RemoteWebDriver</text:p>
          </table:table-cell>
          <table:table-cell table:style-name="ce94">
            <text:p/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95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96">
            <text:p>FAIL</text:p>
          </table:table-cell>
          <table:table-cell table:style-name="ce97">
            <text:p>Unable to locate element: {"method":"xpath"|"selector":"/html/body/form/div[4]/div/div[2]/div[2]/div/div[2]/div/div/h3"} System info: os.name: 'Windows Server 2008 R2'| os.arch: 'x86'| os.version: '6.1'| java.version: '1.6.0_23' Driver info: driver.version: RemoteWebDriver</text:p>
          </table:table-cell>
          <table:table-cell table:style-name="ce98">
            <text:p/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99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100">
            <text:p>FAIL</text:p>
          </table:table-cell>
          <table:table-cell table:style-name="ce101">
            <text:p/>
          </table:table-cell>
          <table:table-cell table:style-name="ce102">
            <text:p>Verification Failed Expected 'Show'  Actual org.openqa.selenium.firefox.FirefoxWebElement@ea4d8119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103">
            <text:p>FAIL</text:p>
          </table:table-cell>
          <table:table-cell table:style-name="ce104">
            <text:p/>
          </table:table-cell>
          <table:table-cell table:style-name="ce105">
            <text:p>Verification Failed Expected 'Show'  Actual org.openqa.selenium.firefox.FirefoxWebElement@ea4d8119</text:p>
          </table:table-cell>
          <table:table-cell table:number-columns-repeated="1012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106">
            <text:p>FAIL</text:p>
          </table:table-cell>
          <table:table-cell table:style-name="ce107">
            <text:p/>
          </table:table-cell>
          <table:table-cell table:style-name="ce108">
            <text:p>Verification Failed Expected 'Show'  Actual org.openqa.selenium.firefox.FirefoxWebElement@ea4d8119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109">
            <text:p>PASS</text:p>
          </table:table-cell>
          <table:table-cell table:number-columns-repeated="1014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>
            <text:p>FAIL</text:p>
          </table:table-cell>
          <table:table-cell table:style-name="ce61">
            <text:p>Unable to locate element: {"method":"xpath"|"selector":"/html/body/form/div[4]/div/div[2]/div[2]/div/div[2]/div/div/h3"} System info: os.name: 'Windows Server 2008 R2'| os.arch: 'x86'| os.version: '6.1'| java.version: '1.6.0_23' Driver info: driver.version: RemoteWebDriver</text:p>
          </table:table-cell>
          <table:table-cell table:style-name="ce0">
            <text:p/>
          </table:table-cell>
          <table:table-cell table:number-columns-repeated="1012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1">
            <text:p>FAIL</text:p>
          </table:table-cell>
          <table:table-cell table:style-name="ce2">
            <text:p>Unable to locate element: {"method":"xpath"|"selector":"/html/body/form/div[4]/div/div[2]/div[2]/div/div[2]/div/div/h3"} System info: os.name: 'Windows Server 2008 R2'| os.arch: 'x86'| os.version: '6.1'| java.version: '1.6.0_23' Driver info: driver.version: RemoteWebDriver</text:p>
          </table:table-cell>
          <table:table-cell table:style-name="ce3">
            <text:p/>
          </table:table-cell>
          <table:table-cell table:number-columns-repeated="1012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4">
            <text:p>FAIL</text:p>
          </table:table-cell>
          <table:table-cell table:style-name="ce5">
            <text:p>Unable to locate element: {"method":"xpath"|"selector":"/html/body/form/div[4]/div/div[2]/div[2]/div/div[2]/div/div/h3"} System info: os.name: 'Windows Server 2008 R2'| os.arch: 'x86'| os.version: '6.1'| java.version: '1.6.0_23' Driver info: driver.version: RemoteWebDriver</text:p>
          </table:table-cell>
          <table:table-cell table:style-name="ce6">
            <text:p/>
          </table:table-cell>
          <table:table-cell table:number-columns-repeated="1012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7">
            <text:p>FAIL</text:p>
          </table:table-cell>
          <table:table-cell table:style-name="ce8">
            <text:p>Unable to locate element: {"method":"xpath"|"selector":"/html/body/form/div[4]/div/div[2]/div[2]/div/div[2]/div/div/h3"} System info: os.name: 'Windows Server 2008 R2'| os.arch: 'x86'| os.version: '6.1'| java.version: '1.6.0_23' Driver info: driver.version: RemoteWebDriver</text:p>
          </table:table-cell>
          <table:table-cell table:style-name="ce9">
            <text:p/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9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8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7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5:3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4M15S</meta:editing-duration>
    <meta:editing-cycles>137</meta:editing-cycles>
    <meta:generator>OpenOffice.org/3.2$Win32 OpenOffice.org_project/320m12$Build-9483</meta:generator>
    <dc:date>2011-11-09T15:38:06.39</dc:date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